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000000" fo:background-color="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é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que Dom Ped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aça João Mend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deira da Memór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públ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ta Ifigên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m Reti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nte Peque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ind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m Jardi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ão Teodo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ien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es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á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sômet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dependênci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mbuc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licéri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limaçã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res da Mo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entro Cultur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berdad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eze de Mai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xig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la Vist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ão Carlos do Pinh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gienópol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a Buarq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solaçã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caembu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A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nta Cecíli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rechal Deodo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udg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tumb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lé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uarta Parad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lenzinh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elso Garci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oc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to da Mooc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rque da Mooc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Água Ras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ila Bertiog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gente Feijó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a Ros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rdim da Glór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ácara Klabi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la Maria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anta Cruz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ila Clementino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Zona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N°</text:p>
          </table:table-cell>
          <table:table-cell table:style-name="ce6" office:value-type="string" calcext:value-type="string">
            <text:p>Nom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rança Pint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drigues Alv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raís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sque da Saúd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úd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analto Paulist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irandópol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rque Ibirapuer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ardim Luzitân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em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la Hele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andeirant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ila Nova Conceiçã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ácara Itai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ila Olímpi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élio Pelegrin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ookli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ila Cordeir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errin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mpina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mplon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rdin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línica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scar Freir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rian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ardim Paulistan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ardim Europ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inheiro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ila Madale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UC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rdoso de Almeid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equinha de Abreu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umaré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erdiz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ila Anglo Brasileir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ompéi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nta Mari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arra Fund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rancisco Matarazz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Água Branc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a Beatriz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to de Pinheiro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oaçav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ila Anastáci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apa de Baix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p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ila Ipojuc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lto da Lap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vião Peixot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ela Alianç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ila Hamburgues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EAS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ila Leopoldi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missári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ila Zat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ritub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ão Domingo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ardim Muting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Zona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N°</text:p>
          </table:table-cell>
          <table:table-cell table:style-name="ce6" office:value-type="string" calcext:value-type="string">
            <text:p>Nom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ila Jaguar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arque do Jaraguá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va Jaraguá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ada de Taipa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rque Morro Doc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hanguer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u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ista Alegr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rdim Damascen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ila Souz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ila Terezinh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rasilândi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ila Morro Grand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taberab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reguesia do Ó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randiru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anta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Zaki Narchi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ietê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rque Anhemb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lfredo Pujo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anta Terezinh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ardim São Paul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sa Verd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rque Peruch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mã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Jardim Primaver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ila Santa Mar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choeirinh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ardim Per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serva da Cantareir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ndaqu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orto Floresta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TA Guaraú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rque Palmas do Tremembé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remembé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ntareir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ardim das Pedra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ardim Guapir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arada Ingles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ucuruvi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ila Gustav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hab Jova Rea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açanã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rque Edu Chav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ila Medeiro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ardim Brasi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ardim Japã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arque Novo Mund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ila Mari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ila Isolina Mazze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ila Guilherm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ro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omes Cardi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tuapé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hácara do Piqueri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rque São Jorg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enh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Zona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N°</text:p>
          </table:table-cell>
          <table:table-cell table:style-name="ce6" office:value-type="string" calcext:value-type="string">
            <text:p>Nom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iquatir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ila Esperanç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ila Ré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i Barbos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stação Eng. Goular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ngaíb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arque Ecológico do Tietê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SP Leste I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USP Leste II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rmelino Matarazz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arque Buturussu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onte Ras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urgo Paulist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imoeir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aranja da Chin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edro José Nune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rque Cruzeiro do Su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ila Jacuí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rada XV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taquer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rena Corinthian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la Campanel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raucária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rque Guaran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io Verd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audad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ão Miguel Paulist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idade Nitro-Operári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ardim Hele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ardim Roman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Vila Curuçá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ardim Robru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ageado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ábrica Bandeirante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azenda Itaim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taim Paulist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ardim das Oliveira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ila Califórni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ila Carrã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ardim Anália Franc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ila Formos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arreira Grand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ricanduv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rei Mont'Alvern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Vila Matild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idade Patriarc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idade A.E.Carvalh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rtur Alvi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idade Líde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anta Marcelin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rque Savoy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Vila Carmosin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azenda Caguaçu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arque do Carm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leba do Pêsseg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osé Bonifáci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uaianase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Juscelino Kubitsche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Zona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N°</text:p>
          </table:table-cell>
          <table:table-cell table:style-name="ce6" office:value-type="string" calcext:value-type="string">
            <text:p>Nom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idade Tiradente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anta Etelvi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rceira Divisã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guatem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ítio Carrãozinh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arque São Rafae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odolfo Piran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pirang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acomã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to do Ipirang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ila São José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ila Monument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ila Independênci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ila Carioc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oinho Velh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ila Heliópoli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ão João Clímac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nchiet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ila das Mercê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arque do Estad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Água Fund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ardim da Saúd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ila Gumercind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Jardim Previdênci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manduateí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Orfanato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Vila Zeli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inhas Corrent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ila Em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arque São Luca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ila Cardoso Franc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arque Santa Madalen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Jardim Colorad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otônio Vilel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azenda da Jut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ão Mateu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idade IV Centenári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io Clar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idade Satélit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oaquim Nabuc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Vieira de Morae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mpo Bel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ongonha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ardim Aeroport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Vila Santa Catarin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abaquar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idade Varga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Jardim Bom Clim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upecê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Jardim Miriam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ila Missionári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Jurubatub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ila São Pedr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mpo Grand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ila Sabará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r Paulist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edreir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Vila Socorr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Zona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N°</text:p>
          </table:table-cell>
          <table:table-cell table:style-name="ce6" office:value-type="string" calcext:value-type="string">
            <text:p>Nom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arque Interlago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Jardim Repres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io Bonit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ESC Interlago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Jardim President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ila Nata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rajaú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ocai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elmira Mari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ororé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ceguava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arelheiro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arsilac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anja Juliet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hácara Flor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anto Amar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Vila Mirand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Jardim São Luí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entro Empresarial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uarapirang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Jardim Capel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vier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Jardim Turques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orro do Índio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Jardim Ângel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pão Redondo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Jardim Sônia Ingá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dventist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arque Fernand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orumbi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Jóquei Club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azenda Morumb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al Parqu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araisópoli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Jardim Vitória Régi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ila Suza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arque Ararib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Jardim Mitsutani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irajussar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Jardim Umarizal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ortal do Morumbi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Jardim Jussar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ila Sôni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ardim Maria do Carm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ardim Cambará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Jardim João XXIII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aposo Tavare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io Pequeno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Jardim Ester Yoland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Jardim Adalgiz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arque Continenta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Jaguaré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idade Universitári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utantã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ardim Caxingui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Jardim Bonfigliol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1:05:07.330914648</meta:creation-date>
    <dc:date>2020-05-24T11:06:28.831244831</dc:date>
    <meta:editing-duration>PT1M21S</meta:editing-duration>
    <meta:editing-cycles>1</meta:editing-cycles>
    <meta:document-statistic meta:table-count="1" meta:cell-count="699" meta:object-count="0"/>
    <meta:generator>LibreOffice/6.0.7.3$Linux_X86_64 LibreOffice_project/00m0$Build-3</meta:generator>
  </office:meta>
</office:document-meta>
</file>